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ytelse_kronologisk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RETR_TREE </text:p>
          </table:table-cell>
          <table:table-cell office:value-type="float" office:value="2118.318319" calcext:value-type="float">
            <text:p>2118,318319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RETR_EXTERNAL </text:p>
          </table:table-cell>
          <table:table-cell office:value-type="float" office:value="1661.252975" calcext:value-type="float">
            <text:p>1661,252975</text:p>
          </table:table-cell>
        </table:table-row>
        <table:table-row table:style-name="ro1">
          <table:table-cell office:value-type="string" calcext:value-type="string">
            <text:p>2025-12-27 10:20:29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580.797911" calcext:value-type="float">
            <text:p>580,79791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82.443905" calcext:value-type="float">
            <text:p>382,443905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22.840214" calcext:value-type="float">
            <text:p>322,840214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01.172972" calcext:value-type="float">
            <text:p>301,17297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88.161516" calcext:value-type="float">
            <text:p>288,161516</text:p>
          </table:table-cell>
        </table:table-row>
        <table:table-row table:style-name="ro1">
          <table:table-cell office:value-type="string" calcext:value-type="string">
            <text:p>2025-12-27 10:20:24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72.13192" calcext:value-type="float">
            <text:p>272,13192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67.562389" calcext:value-type="float">
            <text:p>267,56238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64.427423" calcext:value-type="float">
            <text:p>264,42742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62.498856" calcext:value-type="float">
            <text:p>262,498856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51.881361" calcext:value-type="float">
            <text:p>251,8813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01.60079" calcext:value-type="float">
            <text:p>201,60079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179.14629" calcext:value-type="float">
            <text:p>179,14629</text:p>
          </table:table-cell>
        </table:table-row>
        <table:table-row table:style-name="ro1">
          <table:table-cell office:value-type="string" calcext:value-type="string">
            <text:p>2025-12-27 10:20:29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32.353401" calcext:value-type="float">
            <text:p>32,35340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ontour_filtering_loop </text:p>
          </table:table-cell>
          <table:table-cell office:value-type="float" office:value="28.985977" calcext:value-type="float">
            <text:p>28,985977</text:p>
          </table:table-cell>
        </table:table-row>
        <table:table-row table:style-name="ro1">
          <table:table-cell office:value-type="string" calcext:value-type="string">
            <text:p>2025-12-27 10:20:24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imread </text:p>
          </table:table-cell>
          <table:table-cell table:style-name="ce3" office:value-type="float" office:value="25.741816" calcext:value-type="float">
            <text:p>25,741816</text:p>
          </table:table-cell>
        </table:table-row>
        <table:table-row table:style-name="ro1">
          <table:table-cell office:value-type="string" calcext:value-type="string">
            <text:p>2025-12-27 10:20:29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imread </text:p>
          </table:table-cell>
          <table:table-cell office:value-type="float" office:value="24.502754" calcext:value-type="float">
            <text:p>24,5027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15.336514" calcext:value-type="float">
            <text:p>15,336514</text:p>
          </table:table-cell>
        </table:table-row>
        <table:table-row table:style-name="ro1">
          <table:table-cell office:value-type="string" calcext:value-type="string">
            <text:p>2025-12-27 10:20:24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0.514021" calcext:value-type="float">
            <text:p>10,51402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findContours </text:p>
          </table:table-cell>
          <table:table-cell office:value-type="float" office:value="7.52759" calcext:value-type="float">
            <text:p>7,5275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4.91333" calcext:value-type="float">
            <text:p>4,9133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draw_result_loop </text:p>
          </table:table-cell>
          <table:table-cell office:value-type="float" office:value="4.778624" calcext:value-type="float">
            <text:p>4,778624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findContours </text:p>
          </table:table-cell>
          <table:table-cell office:value-type="float" office:value="3.301859" calcext:value-type="float">
            <text:p>3,30185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3.08609" calcext:value-type="float">
            <text:p>3,08609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2.918005" calcext:value-type="float">
            <text:p>2,91800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2.874613" calcext:value-type="float">
            <text:p>2,87461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2.271891" calcext:value-type="float">
            <text:p>2,27189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threshold </text:p>
          </table:table-cell>
          <table:table-cell office:value-type="float" office:value="1.643181" calcext:value-type="float">
            <text:p>1,64318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1.621723" calcext:value-type="float">
            <text:p>1,6217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.460552" calcext:value-type="float">
            <text:p>1,460552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.358986" calcext:value-type="float">
            <text:p>1,358986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.350164" calcext:value-type="float">
            <text:p>1,35016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.297235" calcext:value-type="float">
            <text:p>1,297235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1.214743" calcext:value-type="float">
            <text:p>1,214743</text:p>
          </table:table-cell>
        </table:table-row>
        <table:table-row table:style-name="ro1">
          <table:table-cell office:value-type="string" calcext:value-type="string">
            <text:p>2025-12-27 10:20:29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vtColor </text:p>
          </table:table-cell>
          <table:table-cell office:value-type="float" office:value="1.184702" calcext:value-type="float">
            <text:p>1,184702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drawContours </text:p>
          </table:table-cell>
          <table:table-cell office:value-type="float" office:value="1.056433" calcext:value-type="float">
            <text:p>1,056433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vtColor </text:p>
          </table:table-cell>
          <table:table-cell office:value-type="float" office:value="1.033068" calcext:value-type="float">
            <text:p>1,033068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941753" calcext:value-type="float">
            <text:p>0,9417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88954" calcext:value-type="float">
            <text:p>0,88954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threshold </text:p>
          </table:table-cell>
          <table:table-cell office:value-type="float" office:value="0.850677" calcext:value-type="float">
            <text:p>0,85067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439644" calcext:value-type="float">
            <text:p>0,43964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379086" calcext:value-type="float">
            <text:p>0,37908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358105" calcext:value-type="float">
            <text:p>0,35810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297785" calcext:value-type="float">
            <text:p>0,297785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ircle </text:p>
          </table:table-cell>
          <table:table-cell office:value-type="float" office:value="0.192642" calcext:value-type="float">
            <text:p>0,19264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190735" calcext:value-type="float">
            <text:p>0,19073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181437" calcext:value-type="float">
            <text:p>0,181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153542" calcext:value-type="float">
            <text:p>0,15354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np.mean(centers) </text:p>
          </table:table-cell>
          <table:table-cell office:value-type="float" office:value="0.141382" calcext:value-type="float">
            <text:p>0,141382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max(contours, key=contourArea) </text:p>
          </table:table-cell>
          <table:table-cell office:value-type="float" office:value="0.139713" calcext:value-type="float">
            <text:p>0,13971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92745" calcext:value-type="float">
            <text:p>0,092745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putText </text:p>
          </table:table-cell>
          <table:table-cell office:value-type="float" office:value="0.088453" calcext:value-type="float">
            <text:p>0,0884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73671" calcext:value-type="float">
            <text:p>0,07367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71287" calcext:value-type="float">
            <text:p>0,07128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69857" calcext:value-type="float">
            <text:p>0,06985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6485" calcext:value-type="float">
            <text:p>0,0648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62704" calcext:value-type="float">
            <text:p>0,06270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62466" calcext:value-type="float">
            <text:p>0,06246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59128" calcext:value-type="float">
            <text:p>0,05912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53406" calcext:value-type="float">
            <text:p>0,05340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8637" calcext:value-type="float">
            <text:p>0,0486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6015" calcext:value-type="float">
            <text:p>0,0460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5061" calcext:value-type="float">
            <text:p>0,04506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4823" calcext:value-type="float">
            <text:p>0,0448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4346" calcext:value-type="float">
            <text:p>0,0443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3631" calcext:value-type="float">
            <text:p>0,0436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22" calcext:value-type="float">
            <text:p>0,042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22" calcext:value-type="float">
            <text:p>0,042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1962" calcext:value-type="float">
            <text:p>0,04196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723" calcext:value-type="float">
            <text:p>0,04172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485" calcext:value-type="float">
            <text:p>0,04148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485" calcext:value-type="float">
            <text:p>0,04148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485" calcext:value-type="float">
            <text:p>0,04148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246" calcext:value-type="float">
            <text:p>0,04124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008" calcext:value-type="float">
            <text:p>0,0410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008" calcext:value-type="float">
            <text:p>0,0410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008" calcext:value-type="float">
            <text:p>0,0410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008" calcext:value-type="float">
            <text:p>0,0410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1008" calcext:value-type="float">
            <text:p>0,0410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4077" calcext:value-type="float">
            <text:p>0,0407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9816" calcext:value-type="float">
            <text:p>0,03981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9816" calcext:value-type="float">
            <text:p>0,03981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9577" calcext:value-type="float">
            <text:p>0,03957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9339" calcext:value-type="float">
            <text:p>0,03933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9101" calcext:value-type="float">
            <text:p>0,03910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36716" calcext:value-type="float">
            <text:p>0,036716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36478" calcext:value-type="float">
            <text:p>0,03647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624" calcext:value-type="float">
            <text:p>0,0362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624" calcext:value-type="float">
            <text:p>0,0362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3624" calcext:value-type="float">
            <text:p>0,0362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6001" calcext:value-type="float">
            <text:p>0,03600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5286" calcext:value-type="float">
            <text:p>0,03528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35286" calcext:value-type="float">
            <text:p>0,03528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sorted(circles) </text:p>
          </table:table-cell>
          <table:table-cell office:value-type="float" office:value="0.033855" calcext:value-type="float">
            <text:p>0,03385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32663" calcext:value-type="float">
            <text:p>0,03266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32425" calcext:value-type="float">
            <text:p>0,03242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9802" calcext:value-type="float">
            <text:p>0,02980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9564" calcext:value-type="float">
            <text:p>0,02956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8849" calcext:value-type="float">
            <text:p>0,02884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5034" calcext:value-type="float">
            <text:p>0,02503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408" calcext:value-type="float">
            <text:p>0,0240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3127" calcext:value-type="float">
            <text:p>0,02312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2888" calcext:value-type="float">
            <text:p>0,02288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2173" calcext:value-type="float">
            <text:p>0,02217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21458" calcext:value-type="float">
            <text:p>0,02145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1458" calcext:value-type="float">
            <text:p>0,02145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0742" calcext:value-type="float">
            <text:p>0,02074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0742" calcext:value-type="float">
            <text:p>0,02074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20742" calcext:value-type="float">
            <text:p>0,02074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20266" calcext:value-type="float">
            <text:p>0,02026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9312" calcext:value-type="float">
            <text:p>0,01931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9312" calcext:value-type="float">
            <text:p>0,01931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8835" calcext:value-type="float">
            <text:p>0,01883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8835" calcext:value-type="float">
            <text:p>0,01883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8597" calcext:value-type="float">
            <text:p>0,01859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8597" calcext:value-type="float">
            <text:p>0,01859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8358" calcext:value-type="float">
            <text:p>0,01835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881" calcext:value-type="float">
            <text:p>0,01788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881" calcext:value-type="float">
            <text:p>0,01788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643" calcext:value-type="float">
            <text:p>0,01764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643" calcext:value-type="float">
            <text:p>0,01764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7405" calcext:value-type="float">
            <text:p>0,01740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7405" calcext:value-type="float">
            <text:p>0,01740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7405" calcext:value-type="float">
            <text:p>0,01740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166" calcext:value-type="float">
            <text:p>0,01716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7166" calcext:value-type="float">
            <text:p>0,01716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928" calcext:value-type="float">
            <text:p>0,01692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928" calcext:value-type="float">
            <text:p>0,01692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689" calcext:value-type="float">
            <text:p>0,01668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689" calcext:value-type="float">
            <text:p>0,01668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689" calcext:value-type="float">
            <text:p>0,01668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6451" calcext:value-type="float">
            <text:p>0,01645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451" calcext:value-type="float">
            <text:p>0,01645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6212" calcext:value-type="float">
            <text:p>0,01621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6212" calcext:value-type="float">
            <text:p>0,01621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6212" calcext:value-type="float">
            <text:p>0,01621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6212" calcext:value-type="float">
            <text:p>0,01621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5974" calcext:value-type="float">
            <text:p>0,01597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5974" calcext:value-type="float">
            <text:p>0,01597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5974" calcext:value-type="float">
            <text:p>0,01597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5497" calcext:value-type="float">
            <text:p>0,01549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5259" calcext:value-type="float">
            <text:p>0,0152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5259" calcext:value-type="float">
            <text:p>0,0152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4782" calcext:value-type="float">
            <text:p>0,01478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3828" calcext:value-type="float">
            <text:p>0,01382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3828" calcext:value-type="float">
            <text:p>0,01382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828" calcext:value-type="float">
            <text:p>0,01382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828" calcext:value-type="float">
            <text:p>0,01382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1359" calcext:value-type="float">
            <text:p>0,013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59" calcext:value-type="float">
            <text:p>0,0135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3351" calcext:value-type="float">
            <text:p>0,01335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3351" calcext:value-type="float">
            <text:p>0,01335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3113" calcext:value-type="float">
            <text:p>0,01311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3113" calcext:value-type="float">
            <text:p>0,01311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113" calcext:value-type="float">
            <text:p>0,01311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113" calcext:value-type="float">
            <text:p>0,01311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3113" calcext:value-type="float">
            <text:p>0,01311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2875" calcext:value-type="float">
            <text:p>0,01287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875" calcext:value-type="float">
            <text:p>0,01287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12636" calcext:value-type="float">
            <text:p>0,01263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636" calcext:value-type="float">
            <text:p>0,01263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636" calcext:value-type="float">
            <text:p>0,01263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2398" calcext:value-type="float">
            <text:p>0,01239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398" calcext:value-type="float">
            <text:p>0,01239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398" calcext:value-type="float">
            <text:p>0,01239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2159" calcext:value-type="float">
            <text:p>0,01215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1921" calcext:value-type="float">
            <text:p>0,0119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1921" calcext:value-type="float">
            <text:p>0,0119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1921" calcext:value-type="float">
            <text:p>0,0119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1921" calcext:value-type="float">
            <text:p>0,01192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1683" calcext:value-type="float">
            <text:p>0,01168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1683" calcext:value-type="float">
            <text:p>0,01168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11444" calcext:value-type="float">
            <text:p>0,01144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11444" calcext:value-type="float">
            <text:p>0,01144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1444" calcext:value-type="float">
            <text:p>0,01144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1444" calcext:value-type="float">
            <text:p>0,01144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1206" calcext:value-type="float">
            <text:p>0,01120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11206" calcext:value-type="float">
            <text:p>0,01120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1206" calcext:value-type="float">
            <text:p>0,01120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1206" calcext:value-type="float">
            <text:p>0,01120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1206" calcext:value-type="float">
            <text:p>0,01120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967" calcext:value-type="float">
            <text:p>0,01096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729" calcext:value-type="float">
            <text:p>0,0107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49" calcext:value-type="float">
            <text:p>0,0104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49" calcext:value-type="float">
            <text:p>0,0104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49" calcext:value-type="float">
            <text:p>0,0104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49" calcext:value-type="float">
            <text:p>0,0104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0252" calcext:value-type="float">
            <text:p>0,01025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0252" calcext:value-type="float">
            <text:p>0,01025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0252" calcext:value-type="float">
            <text:p>0,01025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10252" calcext:value-type="float">
            <text:p>0,01025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10014" calcext:value-type="float">
            <text:p>0,0100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0014" calcext:value-type="float">
            <text:p>0,0100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10014" calcext:value-type="float">
            <text:p>0,01001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9775" calcext:value-type="float">
            <text:p>0,00977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9537" calcext:value-type="float">
            <text:p>0,0095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9537" calcext:value-type="float">
            <text:p>0,0095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09298" calcext:value-type="float">
            <text:p>0,00929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9298" calcext:value-type="float">
            <text:p>0,00929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906" calcext:value-type="float">
            <text:p>0,0090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906" calcext:value-type="float">
            <text:p>0,0090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8821" calcext:value-type="float">
            <text:p>0,0088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8821" calcext:value-type="float">
            <text:p>0,0088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8821" calcext:value-type="float">
            <text:p>0,00882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8821" calcext:value-type="float">
            <text:p>0,00882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08583" calcext:value-type="float">
            <text:p>0,00858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8583" calcext:value-type="float">
            <text:p>0,00858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8583" calcext:value-type="float">
            <text:p>0,00858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08345" calcext:value-type="float">
            <text:p>0,0083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08106" calcext:value-type="float">
            <text:p>0,00810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8106" calcext:value-type="float">
            <text:p>0,008106</text:p>
          </table:table-cell>
        </table:table-row>
        <table:table-row table:style-name="ro1">
          <table:table-cell office:value-type="string" calcext:value-type="string">
            <text:p>2025-12-27 10:20:25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7868" calcext:value-type="float">
            <text:p>0,0078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7868" calcext:value-type="float">
            <text:p>0,0078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7868" calcext:value-type="float">
            <text:p>0,007868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7868" calcext:value-type="float">
            <text:p>0,0078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7629" calcext:value-type="float">
            <text:p>0,00762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7629" calcext:value-type="float">
            <text:p>0,00762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7629" calcext:value-type="float">
            <text:p>0,00762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7391" calcext:value-type="float">
            <text:p>0,00739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7391" calcext:value-type="float">
            <text:p>0,007391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7391" calcext:value-type="float">
            <text:p>0,00739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7153" calcext:value-type="float">
            <text:p>0,007153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7153" calcext:value-type="float">
            <text:p>0,0071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6914" calcext:value-type="float">
            <text:p>0,00691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676" calcext:value-type="float">
            <text:p>0,0066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676" calcext:value-type="float">
            <text:p>0,00667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6676" calcext:value-type="float">
            <text:p>0,00667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676" calcext:value-type="float">
            <text:p>0,0066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437" calcext:value-type="float">
            <text:p>0,00643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6199" calcext:value-type="float">
            <text:p>0,0061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722" calcext:value-type="float">
            <text:p>0,00572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722" calcext:value-type="float">
            <text:p>0,005722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722" calcext:value-type="float">
            <text:p>0,00572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484" calcext:value-type="float">
            <text:p>0,0054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484" calcext:value-type="float">
            <text:p>0,005484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putText </text:p>
          </table:table-cell>
          <table:table-cell office:value-type="float" office:value="0.005484" calcext:value-type="float">
            <text:p>0,005484</text:p>
          </table:table-cell>
        </table:table-row>
        <table:table-row table:style-name="ro1">
          <table:table-cell office:value-type="string" calcext:value-type="string">
            <text:p>2025-12-27 10:20:26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ircle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1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ircle 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007" calcext:value-type="float">
            <text:p>0,0050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5007" calcext:value-type="float">
            <text:p>0,0050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5007" calcext:value-type="float">
            <text:p>0,0050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768" calcext:value-type="float">
            <text:p>0,00476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292" calcext:value-type="float">
            <text:p>0,0042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4053" calcext:value-type="float">
            <text:p>0,00405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815" calcext:value-type="float">
            <text:p>0,003815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3099" calcext:value-type="float">
            <text:p>0,00309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861" calcext:value-type="float">
            <text:p>0,00286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623" calcext:value-type="float">
            <text:p>0,002623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2146" calcext:value-type="float">
            <text:p>0,002146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907" calcext:value-type="float">
            <text:p>0,001907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669" calcext:value-type="float">
            <text:p>0,001669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431" calcext:value-type="float">
            <text:p>0,001431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arcLength </text:p>
          </table:table-cell>
          <table:table-cell office:value-type="float" office:value="0.001192" calcext:value-type="float">
            <text:p>0,001192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string" calcext:value-type="string">
            <text:p>2025-12-27 10:20:30 </text:p>
          </table:table-cell>
          <table:table-cell office:value-type="string" calcext:value-type="string">
            <text:p><text:s/>Blink 1 (fake)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ontourArea </text:p>
          </table:table-cell>
          <table:table-cell office:value-type="float" office:value="0.000954" calcext:value-type="float">
            <text:p>0,000954</text:p>
          </table:table-cell>
        </table:table-row>
        <calcext:conditional-formats>
          <calcext:conditional-format calcext:target-range-address="ytelse_kronologisk.E1:ytelse_kronologisk.E8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ytelse_kronologisk.A1:ytelse_kronologisk.E817" table:display-filter-buttons="true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n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n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7T10:21:42.663996000</dc:date>
    <meta:editing-duration>PT57S</meta:editing-duration>
    <meta:editing-cycles>1</meta:editing-cycles>
    <meta:document-statistic meta:table-count="1" meta:cell-count="4085" meta:object-count="0"/>
    <meta:generator>LibreOffice/25.2.7.2$Windows_X86_64 LibreOffice_project/5cbfd1ab6520636bb5f7b99185aa69bd7456825d</meta:generator>
  </office:meta>
</office:document-meta>
</file>